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DAUGHTERCARD EDGE</text:p>
          </table:table-cell>
          <table:table-cell office:value-type="string" calcext:value-type="string">
            <text:p>PANEL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-9.5" calcext:value-type="float">
            <text:p>-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 J2</text:p>
          </table:table-cell>
          <table:table-cell office:value-type="float" office:value="8.5" calcext:value-type="float">
            <text:p>8.5</text:p>
          </table:table-cell>
          <table:table-cell table:formula="of:=[.B3]-[.B2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ENTER J3</text:p>
          </table:table-cell>
          <table:table-cell table:formula="of:=[.B3]+15" office:value-type="float" office:value="23.5" calcext:value-type="float">
            <text:p>23.5</text:p>
          </table:table-cell>
          <table:table-cell table:formula="of:=[.C3]+15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ENTER J4</text:p>
          </table:table-cell>
          <table:table-cell table:formula="of:=[.B4]+15" office:value-type="float" office:value="38.5" calcext:value-type="float">
            <text:p>38.5</text:p>
          </table:table-cell>
          <table:table-cell table:formula="of:=[.C4]+15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ENTER J5</text:p>
          </table:table-cell>
          <table:table-cell table:formula="of:=[.B5]+15" office:value-type="float" office:value="53.5" calcext:value-type="float">
            <text:p>53.5</text:p>
          </table:table-cell>
          <table:table-cell table:formula="of:=[.C5]+15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ENTER J1</text:p>
          </table:table-cell>
          <table:table-cell table:formula="of:=[.B6]+15" office:value-type="float" office:value="68.5" calcext:value-type="float">
            <text:p>68.5</text:p>
          </table:table-cell>
          <table:table-cell table:formula="of:=[.C6]+15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CENTER MIDI</text:p>
          </table:table-cell>
          <table:table-cell table:formula="of:=[.B7]+21.5" office:value-type="float" office:value="90" calcext:value-type="float">
            <text:p>90</text:p>
          </table:table-cell>
          <table:table-cell table:formula="of:=[.C7]+21.5" office:value-type="float" office:value="99.5" calcext:value-type="float">
            <text:p>99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7T09:14:51.694000000</meta:creation-date>
    <dc:date>2022-10-17T09:55:14.057000000</dc:date>
    <meta:editing-duration>PT10M1S</meta:editing-duration>
    <meta:editing-cycles>1</meta:editing-cycles>
    <meta:document-statistic meta:table-count="1" meta:cell-count="23" meta:object-count="0"/>
    <meta:generator>LibreOffice/7.3.4.2$Windows_X86_64 LibreOffice_project/728fec16bd5f605073805c3c9e7c4212a0120dc5</meta:generator>
  </office:meta>
</office:document-meta>
</file>